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815b7" officeooo:paragraph-rsid="012815b7" style:font-name-asian="Noto Sans CJK JP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bb43d" officeooo:paragraph-rsid="012bb43d" style:font-name-asian="Noto Sans CJK JP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0befc" officeooo:paragraph-rsid="0130befc" style:font-name-asian="Noto Sans CJK JP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13c272c" style:font-name-asian="Noto Sans CJK JP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4e97" officeooo:paragraph-rsid="014a4e97" style:font-name-asian="Noto Sans CJK JP" style:font-size-asian="28pt" style:language-asian="ja" style:country-asian="JP" style:font-size-complex="32pt"/>
    </style:style>
    <style:style style:name="P8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8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d19e" officeooo:paragraph-rsid="014ad19e" style:font-name-asian="Noto Sans CJK JP" style:font-size-asian="28pt" style:language-asian="ja" style:country-asian="JP" style:font-size-complex="32pt"/>
    </style:style>
    <style:style style:name="P8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df946" style:font-name-asian="Noto Sans CJK JP" style:font-size-asian="28pt" style:language-asian="ja" style:country-asian="JP" style:font-size-complex="32pt"/>
    </style:style>
    <style:style style:name="P8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2c19e" officeooo:paragraph-rsid="0152c19e" style:font-name-asian="Noto Sans CJK JP" style:font-size-asian="28pt" style:language-asian="ja" style:country-asian="JP" style:font-size-complex="32pt"/>
    </style:style>
    <style:style style:name="P8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5ee0" officeooo:paragraph-rsid="01555ee0" style:font-name-asian="Noto Sans CJK JP" style:font-size-asian="28pt" style:language-asian="ja" style:country-asian="JP" style:font-size-complex="32pt"/>
    </style:style>
    <style:style style:name="P8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597e3" style:font-name-asian="Noto Sans CJK JP" style:font-size-asian="28pt" style:language-asian="ja" style:country-asian="JP" style:font-size-complex="32pt"/>
    </style:style>
    <style:style style:name="P8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8622c" style:font-name-asian="Noto Sans CJK JP" style:font-size-asian="28pt" style:language-asian="ja" style:country-asian="JP" style:font-size-complex="32pt"/>
    </style:style>
    <style:style style:name="P9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a3503" officeooo:paragraph-rsid="015a3503" style:font-name-asian="Noto Sans CJK JP" style:font-size-asian="28pt" style:language-asian="ja" style:country-asian="JP" style:font-size-complex="32pt"/>
    </style:style>
    <style:style style:name="P9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3be9f" officeooo:paragraph-rsid="0163be9f" style:font-name-asian="Noto Sans CJK JP" style:font-size-asian="28pt" style:language-asian="ja" style:country-asian="JP" style:font-size-complex="32pt"/>
    </style:style>
    <style:style style:name="P9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4967c" officeooo:paragraph-rsid="0164967c" style:font-name-asian="Noto Sans CJK JP" style:font-size-asian="28pt" style:language-asian="ja" style:country-asian="JP" style:font-size-complex="32pt"/>
    </style:style>
    <style:style style:name="P9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8c194" officeooo:paragraph-rsid="0168c194" style:font-name-asian="Noto Sans CJK JP" style:font-size-asian="28pt" style:language-asian="ja" style:country-asian="JP" style:font-size-complex="32pt"/>
    </style:style>
    <style:style style:name="P9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b30d9" officeooo:paragraph-rsid="016b30d9" style:font-name-asian="Noto Sans CJK JP" style:font-size-asian="28pt" style:language-asian="ja" style:country-asian="JP" style:font-size-complex="32pt"/>
    </style:style>
    <style:style style:name="P9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d0a5c" officeooo:paragraph-rsid="016d0a5c" style:font-name-asian="Noto Sans CJK JP" style:font-size-asian="28pt" style:language-asian="ja" style:country-asian="JP" style:font-size-complex="32pt"/>
    </style:style>
    <style:style style:name="P10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fab45" officeooo:paragraph-rsid="016fab45" style:font-name-asian="Noto Sans CJK JP" style:font-size-asian="28pt" style:language-asian="ja" style:country-asian="JP" style:font-size-complex="32pt"/>
    </style:style>
    <style:style style:name="P10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fab45" officeooo:paragraph-rsid="016fab45" style:font-name-asian="Noto Sans CJK JP" style:font-size-asian="28pt" style:language-asian="ja" style:country-asian="JP" style:font-size-complex="32pt"/>
    </style:style>
    <style:style style:name="P10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750a5b" officeooo:paragraph-rsid="01750a5b" style:font-name-asian="Noto Sans CJK JP" style:font-size-asian="28pt" style:language-asian="ja" style:country-asian="JP" style:font-size-complex="32pt"/>
    </style:style>
    <style:style style:name="P10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50a5b" officeooo:paragraph-rsid="01750a5b" style:font-name-asian="Noto Sans CJK JP" style:font-size-asian="28pt" style:language-asian="ja" style:country-asian="JP" style:font-size-complex="32pt"/>
    </style:style>
    <style:style style:name="P10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b5cee" officeooo:paragraph-rsid="017b5cee" style:font-name-asian="Noto Sans CJK JP" style:font-size-asian="28pt" style:language-asian="ja" style:country-asian="JP" style:font-size-complex="32pt"/>
    </style:style>
    <style:style style:name="P10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d4e03" officeooo:paragraph-rsid="017d4e03" style:font-name-asian="Noto Sans CJK JP" style:font-size-asian="28pt" style:language-asian="ja" style:country-asian="JP" style:font-size-complex="32pt"/>
    </style:style>
    <style:style style:name="P10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7d4e03" officeooo:paragraph-rsid="017d4e03" style:font-name-asian="Noto Sans CJK JP" style:font-size-asian="28pt" style:language-asian="ja" style:country-asian="JP" style:font-size-complex="32pt"/>
    </style:style>
    <style:style style:name="P10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10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1a44b" officeooo:paragraph-rsid="0181a44b" style:font-name-asian="Noto Sans CJK JP" style:font-size-asian="28pt" style:language-asian="ja" style:country-asian="JP" style:font-size-complex="32pt"/>
    </style:style>
    <style:style style:name="P10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6198b" officeooo:paragraph-rsid="0186198b" style:font-name-asian="Noto Sans CJK JP" style:font-size-asian="28pt" style:language-asian="ja" style:country-asian="JP" style:font-size-complex="32pt"/>
    </style:style>
    <style:style style:name="P1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adf21" officeooo:paragraph-rsid="018adf21" style:font-name-asian="Noto Sans CJK JP" style:font-size-asian="28pt" style:language-asian="ja" style:country-asian="JP" style:font-size-complex="32pt"/>
    </style:style>
    <style:style style:name="P1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cc36b" officeooo:paragraph-rsid="018cc36b" style:font-name-asian="Noto Sans CJK JP" style:font-size-asian="28pt" style:language-asian="ja" style:country-asian="JP" style:font-size-complex="32pt"/>
    </style:style>
    <style:style style:name="P1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d6b56" officeooo:paragraph-rsid="018d6b56" style:font-name-asian="Noto Sans CJK JP" style:font-size-asian="28pt" style:language-asian="ja" style:country-asian="JP" style:font-size-complex="32pt"/>
    </style:style>
    <style:style style:name="P1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93963c" officeooo:paragraph-rsid="0193963c" style:font-name-asian="Noto Sans CJK JP" style:font-size-asian="28pt" style:language-asian="ja" style:country-asian="JP" style:font-size-complex="32pt"/>
    </style:style>
    <style:style style:name="P1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94b1b4" officeooo:paragraph-rsid="0194b1b4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T15" style:family="text">
      <style:text-properties officeooo:rsid="013c272c"/>
    </style:style>
    <style:style style:name="T16" style:family="text">
      <style:text-properties officeooo:rsid="0158622c"/>
    </style:style>
    <style:style style:name="T17" style:family="text">
      <style:text-properties officeooo:rsid="0159a0e5"/>
    </style:style>
    <style:style style:name="T18" style:family="text">
      <style:text-properties officeooo:rsid="015d7da9"/>
    </style:style>
    <style:style style:name="T19" style:family="text">
      <style:text-properties officeooo:rsid="0163be9f"/>
    </style:style>
    <style:style style:name="T20" style:family="text">
      <style:text-properties officeooo:rsid="0174af6f"/>
    </style:style>
    <style:style style:name="T21" style:family="text">
      <style:text-properties fo:color="#729fcf" loext:opacity="100%" officeooo:rsid="0178e03d"/>
    </style:style>
    <style:style style:name="T22" style:family="text">
      <style:text-properties officeooo:rsid="0178e03d"/>
    </style:style>
    <style:style style:name="T23" style:family="text">
      <style:text-properties officeooo:rsid="017e0537"/>
    </style:style>
    <style:style style:name="T24" style:family="text">
      <style:text-properties officeooo:rsid="0181a44b"/>
    </style:style>
    <style:style style:name="T25" style:family="text">
      <style:text-properties officeooo:rsid="0188d9a8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74">Exercises 16/02/2025:</text:p>
      <text:p text:style-name="P74">１．明日私のうちに来てください。</text:p>
      <text:p text:style-name="P74">２．弟はゲームをしています。</text:p>
      <text:p text:style-name="P40">３．クラスに来てください。漢字を勉強してください。</text:p>
      <text:p text:style-name="P40">４．昨日友達と映画を見て、晩ご飯を食べました。</text:p>
      <text:p text:style-name="P75">５．このケーキを食べてもいいですか。</text:p>
      <text:p text:style-name="P75">６．<text:ruby text:style-name="Ru1"><text:ruby-base>桜</text:ruby-base><text:ruby-text>さくら</text:ruby-text></text:ruby>を見てください。この勉強を食べてください。どうぞ！</text:p>
      <text:p text:style-name="P75">７．五時までに家へ帰ります。</text:p>
      <text:p text:style-name="P75">８．来週の火曜日から金曜日まで、<text:ruby text:style-name="Ru1"><text:ruby-base>仙台</text:ruby-base><text:ruby-text>せんだい</text:ruby-text></text:ruby>にいます。</text:p>
      <text:p text:style-name="P75">９．七時までにパーティーに来てください。</text:p>
      <text:p text:style-name="P75">１０．来月までにこの本を読んでください。</text:p>
      <text:p text:style-name="P75">１１．ホテルで十時までに朝ご飯を食べてください。</text:p>
      <text:p text:style-name="P76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76"/>
      <text:p text:style-name="P76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76">A: <text:ruby text:style-name="Ru1"><text:ruby-base>亮太</text:ruby-base><text:ruby-text>りょうた</text:ruby-text></text:ruby>さん、亮太さん、時計を見てください。八時四十分です。</text:p>
      <text:p text:style-name="P76">B: えぇ、仕事は九時からです！</text:p>
      <text:p text:style-name="P76">A: <text:ruby text:style-name="Ru1"><text:ruby-base>大丈夫</text:ruby-base><text:ruby-text>だいじょうぶ</text:ruby-text></text:ruby>ですよ。今日は土曜日です。</text:p>
      <text:p text:style-name="P76">B: 土曜日？よかった。じゃあ、もう一度寝ますよ。</text:p>
      <text:p text:style-name="P76">A: いえいえ、起きてください。さ、朝ご飯を食べてください。</text:p>
      <text:p text:style-name="P76">B: でも、僕は午前三時に寝ましたよ。</text:p>
      <text:p text:style-name="P76">A: 午前三時？！いつも午後十時までに寝てください。</text:p>
      <text:p text:style-name="P76">B: はい、はい。</text:p>
      <text:p text:style-name="P76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76">B: はい、はい。</text:p>
      <text:p text:style-name="P77"/>
      <text:p text:style-name="P77">１３．学校で先生に会ってください。午後五時までにうちに帰ってください。</text:p>
      <text:p text:style-name="P78"><text:span text:style-name="T15">Using</text:span>て <text:span text:style-name="T15">form for longer sentences:</text:span></text:p>
      <text:p text:style-name="P79">１４．From: 七時に起きます。朝ご飯を食べます。八時に学校に行きます。</text:p>
      <text:p text:style-name="P79">To: 七時に<text:ruby text:style-name="Ru1"><text:ruby-base>起</text:ruby-base><text:ruby-text>お</text:ruby-text></text:ruby>きて、朝ご飯を食べて、八時に学校に行きます。</text:p>
      <text:p text:style-name="P40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40">１６．昨日友達に会って、一緒にサッカーをして、ラーメン屋に行きました。</text:p>
      <text:p text:style-name="P80">１７．<text:ruby text:style-name="Ru1"><text:ruby-base>図書館</text:ruby-base><text:ruby-text>としょかん</text:ruby-text></text:ruby>で勉強して、その後、公園で運動しました。</text:p>
      <text:p text:style-name="P80">１８．うちに帰って、晩ご飯を食べて、テレビを見ました。</text:p>
      <text:p text:style-name="P81">Merging request sentences into one:</text:p>
      <text:p text:style-name="P40">１９．From: ひらがなを読んでください。ひらがなを書いてください。</text:p>
      <text:p text:style-name="P40">To: ひらがなを読んで、書いてください。</text:p>
      <text:p text:style-name="P40">２０．いつも午後十時に寝て、午前七時に起きます。</text:p>
      <text:p text:style-name="P40">２１．日曜日にうちに来て、晩ご飯を食べてください。</text:p>
      <text:p text:style-name="P40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40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40"/>
      <text:p text:style-name="P82">Exercises 18/02/2025:</text:p>
      <text:p text:style-name="P83"><text:ruby text:style-name="Ru1"><text:ruby-base>旅行</text:ruby-base><text:ruby-text>りょこう</text:ruby-text></text:ruby><text:ruby text:style-name="Ru1"><text:ruby-base>者</text:ruby-base><text:ruby-text>しゃ</text:ruby-text></text:ruby>（Aさん）と日本人（Bさん）の<text:ruby text:style-name="Ru1"><text:ruby-base>会話</text:ruby-base><text:ruby-text>かいわ</text:ruby-text></text:ruby>：</text:p>
      <text:p text:style-name="P84">A: すみません、<text:ruby text:style-name="Ru1"><text:ruby-base>銀行</text:ruby-base><text:ruby-text>ぎんこう</text:ruby-text></text:ruby>はどこにありますか。</text:p>
      <text:p text:style-name="P83">B: 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かど</text:ruby-text></text:ruby>で<text:ruby text:style-name="Ru1"><text:ruby-base>右</text:ruby-base><text:ruby-text>みぎ</text:ruby-text></text:ruby>に<text:ruby text:style-name="Ru1"><text:ruby-base>曲</text:ruby-base><text:ruby-text>ま</text:ruby-text></text:ruby>がってください。</text:p>
      <text:p text:style-name="P83">A: はい。</text:p>
      <text:p text:style-name="P83">B: 左に駅があります。銀行は駅の<text:ruby text:style-name="Ru1"><text:ruby-base>隣</text:ruby-base><text:ruby-text>となり</text:ruby-text></text:ruby>です。</text:p>
      <text:p text:style-name="P83">A: ありがとうございます。</text:p>
      <text:p text:style-name="P85">B: 銀行の名前は「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」です。</text:p>
      <text:p text:style-name="P83">A: え、もう<text:ruby text:style-name="Ru1"><text:ruby-base>一度</text:ruby-base><text:ruby-text>いちど</text:ruby-text></text:ruby><text:ruby text:style-name="Ru1"><text:ruby-base>言</text:ruby-base><text:ruby-text>い</text:ruby-text></text:ruby>ってください。</text:p>
      <text:p text:style-name="P85">B: <text:s/>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</text:p>
      <text:p text:style-name="P83">A: どうもありがとうございます。</text:p>
      <text:p text:style-name="P83"/>
      <text:p text:style-name="P83">１．私の町の<text:ruby text:style-name="Ru1"><text:ruby-base>南</text:ruby-base><text:ruby-text>みなみ</text:ruby-text></text:ruby>に<text:ruby text:style-name="Ru1"><text:ruby-base>山</text:ruby-base><text:ruby-text>やま</text:ruby-text></text:ruby>があります。そして、<text:ruby text:style-name="Ru1"><text:ruby-base>西</text:ruby-base><text:ruby-text>にし</text:ruby-text></text:ruby>に<text:ruby text:style-name="Ru1"><text:ruby-base>川</text:ruby-base><text:ruby-text>かわ</text:ruby-text></text:ruby>があります。</text:p>
      <text:p text:style-name="P83">２．私は<text:ruby text:style-name="Ru1"><text:ruby-base>毎年</text:ruby-base><text:ruby-text>まいとし</text:ruby-text></text:ruby><text:ruby text:style-name="Ru1"><text:ruby-base>川</text:ruby-base><text:ruby-text>かわ</text:ruby-text></text:ruby>の上の<text:ruby text:style-name="Ru1"><text:ruby-base>花火</text:ruby-base><text:ruby-text>はなび</text:ruby-text></text:ruby>を見ます。</text:p>
      <text:p text:style-name="P83">３．昨日母と<text:ruby text:style-name="Ru1"><text:ruby-base>電話</text:ruby-base><text:ruby-text>でんわ</text:ruby-text></text:ruby>で<text:ruby text:style-name="Ru1"><text:ruby-base>話</text:ruby-base><text:ruby-text>はな</text:ruby-text></text:ruby>しました。</text:p>
      <text:p text:style-name="P83">４．僕は<text:ruby text:style-name="Ru1"><text:ruby-base>漫画</text:ruby-base><text:ruby-text>まんが</text:ruby-text></text:ruby>を読んで、友達と日本語で話しました。</text:p>
      <text:p text:style-name="P86">５．日本の<text:ruby text:style-name="Ru1"><text:ruby-base>言葉</text:ruby-base><text:ruby-text>ことば</text:ruby-text></text:ruby>をもう一度言ってください。</text:p>
      <text:p text:style-name="P86">６．<text:ruby text:style-name="Ru1"><text:ruby-base>読書</text:ruby-base><text:ruby-text>どくしょ</text:ruby-text></text:ruby>が好きですから、毎日本を読みます。</text:p>
      <text:p text:style-name="P87">７．日本語を聞いて、話して、読んでください。</text:p>
      <text:p text:style-name="P88">８．<text:ruby text:style-name="Ru1"><text:ruby-base>花</text:ruby-base><text:ruby-text>か</text:ruby-text></text:ruby>びんの<text:ruby text:style-name="Ru1"><text:ruby-base>花</text:ruby-base><text:ruby-text>はな</text:ruby-text></text:ruby>は姉からのプレゼントです。</text:p>
      <text:p text:style-name="P88">９．駅の前に<text:ruby text:style-name="Ru1"><text:ruby-base>喫茶店</text:ruby-base><text:ruby-text>きっさてん</text:ruby-text></text:ruby>があります。</text:p>
      <text:p text:style-name="P89">１０．<text:span text:style-name="T16">A: すみません、駅はどこですか。B: </text:span>あの角で左に曲がってください。そして、真っ直ぐ行ってください。<text:span text:style-name="T17">A: え、もう一度言ってください。B: 角で左に曲がって、真っ直ぐ行ってください。駅は右にありますよ。A: ありがとうございます。</text:span></text:p>
      <text:p text:style-name="P90">１１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にうちに帰ってください。</text:p>
      <text:p text:style-name="P90">１２．いつも午後十時に寝て、午前七時に起きます。</text:p>
      <text:p text:style-name="P88"/>
      <text:p text:style-name="P91">Exercises 20/02/2025:</text:p>
      <text:p text:style-name="P91">１．昨日私は友達に会って、買い物して、コーヒーを飲んで、ケーキを食べました。</text:p>
      <text:p text:style-name="P91"/>
      <text:p text:style-name="P92">から <text:span text:style-name="T18">with て verbs</text:span></text:p>
      <text:p text:style-name="P91">２．朝ご飯を食べてから、学校に行きます。</text:p>
      <text:p text:style-name="P93">３．本を飲んでから、午後十一時に寝ました。</text:p>
      <text:p text:style-name="P93"/>
      <text:p text:style-name="P94">When we have the same subject in the 2 sentences, we can just omit the subject</text:p>
      <text:p text:style-name="P93">４．手を洗ってから、おにぎりを食べます。</text:p>
      <text:p text:style-name="P95">When you have 2 different subjects in the 2 sentences, we put が <text:span text:style-name="T19">after the first subject</text:span></text:p>
      <text:p text:style-name="P93">５．映画が終わってから、私はコーヒーを飲みます。</text:p>
      <text:p text:style-name="P93"/>
      <text:p text:style-name="P93">６．パーティーが終わってから、私は<text:ruby text:style-name="Ru1"><text:ruby-base>掃除</text:ruby-base><text:ruby-text>そうじ</text:ruby-text></text:ruby>をします。</text:p>
      <text:p text:style-name="P93">７．仕事が終わってから、私はビールを飲みます。</text:p>
      <text:p text:style-name="P96">８．昨日、友達と公園に行って、サッカーをしてから、ラーメンを食べます。</text:p>
      <text:p text:style-name="P96">９．名前を言ってから、「どうぞよろしく」と言います。</text:p>
      <text:p text:style-name="P96">１０．「いただきます」と言ってから、日本人は食べます。そして、食べてから、「ごちそうさま」と言います。</text:p>
      <text:p text:style-name="P97">１１．弟は「いってきます」と言ってから、学校に行きました。</text:p>
      <text:p text:style-name="P97">１２・母が「いってきます」と言ってから、父は「いってらっしゃい」と言いました。</text:p>
      <text:p text:style-name="P98">１３．うちに帰ってから、「ただいま」と言います。</text:p>
      <text:p text:style-name="P98">１４．「おつかれさま」と言ってから、うちに帰ります。</text:p>
      <text:p text:style-name="P98">１５．ミーティングが終わってから、「おつかれさま」と言いました。</text:p>
      <text:p text:style-name="P99">１６．「おやすみ」と言ってから、寝ます。</text:p>
      <text:p text:style-name="P83"/>
      <text:p text:style-name="P100">Exercises 21/02/2025:</text:p>
      <text:p text:style-name="P101">Actions we are performing at the moment て form + います</text:p>
      <text:p text:style-name="P100">１．エミリーさんは今音楽を聞いています。</text:p>
      <text:p text:style-name="P100">２．かずやがギターを弾いて、としはキーボードを弾きます。</text:p>
      <text:p text:style-name="P100">３．<text:span text:style-name="T20">A: </text:span>ようこさんは何を弾いていますか。<text:span text:style-name="T20">B: あれですか。あれはとこですよ。</text:span></text:p>
      <text:p text:style-name="P102">Actions we were performing at a past time て form + いました</text:p>
      <text:p text:style-name="P103">４．私は昨日うちでテレビを見ていました。</text:p>
      <text:p text:style-name="P103">５．A: 一昨日の午後十時にどこで何をしていましたか。B: 部屋で寝ていました。</text:p>
      <text:p text:style-name="P103"><text:span text:style-name="T8">Actions that start at some point in the past and are still going we use から </text:span><text:span text:style-name="T21">+ </text:span><text:span text:style-name="T8">て </text:span><text:span text:style-name="T21">form + います</text:span><text:span text:style-name="T22"> </text:span></text:p>
      <text:p text:style-name="P83">６．先月から日本語を勉強しています。</text:p>
      <text:p text:style-name="P83">７．いつからサッカーをしています。</text:p>
      <text:p text:style-name="P104">８．去年三月から日本語を勉強しています。</text:p>
      <text:p text:style-name="P104">９．一年前からギターを弾いています。</text:p>
      <text:p text:style-name="P105">１０．二年前からこのバンドでギターを弾いています。</text:p>
      <text:p text:style-name="P106">Actions that start at some point in the past and stop at some point <text:span text:style-name="T23">we use から + て form + いました</text:span></text:p>
      <text:p text:style-name="P83">１１．前、日本で仕事をしていました。</text:p>
      <text:p text:style-name="P83">１２．A: 本を読みますか。B: いいえ。でも、前、本をたくさん読んでいました。</text:p>
      <text:p text:style-name="P107">To say when a action <text:span text:style-name="T24">ended, whe use まで</text:span></text:p>
      <text:p text:style-name="P108">１３．先月まで、<text:ruby text:style-name="Ru1"><text:ruby-base>美容院</text:ruby-base><text:ruby-text>びよういん</text:ruby-text></text:ruby>で仕事をしていました。</text:p>
      <text:p text:style-name="P108">１４．去年まで、<text:ruby text:style-name="Ru1"><text:ruby-base>空港</text:ruby-base><text:ruby-text>くうこう</text:ruby-text></text:ruby>で仕事をしていました。</text:p>
      <text:p text:style-name="P108">１５．一年前まで、イタリア語を勉強していました。</text:p>
      <text:p text:style-name="P108">１６．はちは<text:ruby text:style-name="Ru1"><text:ruby-base>渋谷</text:ruby-base><text:ruby-text>しぶや</text:ruby-text></text:ruby>駅で上のさんを待っていました。</text:p>
      <text:p text:style-name="P109">１７．毎日Busuuで日本語を勉強しています。</text:p>
      <text:p text:style-name="P109">１８．リサさんはよくうちで仕事をしています。</text:p>
      <text:p text:style-name="P109">１９．私は毎日<text:ruby text:style-name="Ru1"><text:ruby-base>自転車</text:ruby-base><text:ruby-text>じてんしゃ</text:ruby-text></text:ruby>で学校に<text:ruby text:style-name="Ru1"><text:ruby-base>通</text:ruby-base><text:ruby-text>かよ</text:ruby-text></text:ruby>っています。</text:p>
      <text:p text:style-name="P109">２０．毎日<text:ruby text:style-name="Ru1"><text:ruby-base>地下鉄</text:ruby-base><text:ruby-text>ちかてつ</text:ruby-text></text:ruby>で<text:ruby text:style-name="Ru1"><text:ruby-base>会社</text:ruby-base><text:ruby-text>かいしゃ</text:ruby-text></text:ruby>に<text:ruby text:style-name="Ru1"><text:ruby-base>通</text:ruby-base><text:ruby-text>かよ</text:ruby-text></text:ruby>っています。</text:p>
      <text:p text:style-name="P109">２１．<text:span text:style-name="T25">A: </text:span>お父さんは何をしていますか。B: 父は<text:ruby text:style-name="Ru1"><text:ruby-base>高校</text:ruby-base><text:ruby-text>こうこう</text:ruby-text></text:ruby>の先生です。</text:p>
      <text:p text:style-name="P109">２２．祖父は<text:ruby text:style-name="Ru1"><text:ruby-base>薬局</text:ruby-base><text:ruby-text>やっきょく</text:ruby-text></text:ruby>で仕事をしています。</text:p>
      <text:p text:style-name="P110">Past habits</text:p>
      <text:p text:style-name="P110">２３．私は前、毎日タバコを<text:ruby text:style-name="Ru1"><text:ruby-base>吸</text:ruby-base><text:ruby-text>す</text:ruby-text></text:ruby>っていました。</text:p>
      <text:p text:style-name="P110">２４．前、タバコを吸っていました。今、吸いません。</text:p>
      <text:p text:style-name="P83"/>
      <text:p text:style-name="P111">Exercises 23/02/2025:</text:p>
      <text:p text:style-name="P111">１．A: こずえさんは週末何をしていますか。B: よく友達とお酒を飲んでいます。</text:p>
      <text:p text:style-name="P111">２．何時に友達と公園でテニスをしますか。</text:p>
      <text:p text:style-name="P111">３．月曜日から日本語や韓国語をBusuuで勉強します。</text:p>
      <text:p text:style-name="P112">４．私は昨日勉強しませんでした。明日図書館へ行きます。</text:p>
      <text:p text:style-name="P112">５．本屋は駅の隣にあります。</text:p>
      <text:p text:style-name="P112">６．ラーメンは美味しかったです。でも、ラーメン屋はきれいじゃなかったです。</text:p>
      <text:p text:style-name="P112">７．私は昨日公園に行って、サッカーをしました。</text:p>
      <text:p text:style-name="P112">８．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まど</text:ruby-text></text:ruby>で右に<text:ruby text:style-name="Ru1"><text:ruby-base>曲</text:ruby-base><text:ruby-text>ま</text:ruby-text></text:ruby>がってください。</text:p>
      <text:p text:style-name="P113">９．この<text:ruby text:style-name="Ru1"><text:ruby-base>道</text:ruby-base><text:ruby-text>みち</text:ruby-text></text:ruby>を<text:ruby text:style-name="Ru1"><text:ruby-base>真</text:ruby-base><text:ruby-text>ま</text:ruby-text></text:ruby>っ<text:ruby text:style-name="Ru1"><text:ruby-base>直</text:ruby-base><text:ruby-text>す</text:ruby-text></text:ruby>ぐ行ってください。そして、<text:ruby text:style-name="Ru1"><text:ruby-base>角</text:ruby-base><text:ruby-text>まど</text:ruby-text></text:ruby>で右に<text:ruby text:style-name="Ru1"><text:ruby-base>曲</text:ruby-base><text:ruby-text>ま</text:ruby-text></text:ruby>がってください。左に公園があります。</text:p>
      <text:p text:style-name="P113"/>
      <text:p text:style-name="P114">かおり(A) ひろし (B)</text:p>
      <text:p text:style-name="P114">A: ひろしくんは週末大抵何をしますか。</text:p>
      <text:p text:style-name="P114">B: 僕は毎週土曜日にプールで泳ぎます。それから、友達とよく隣の町に行きます。</text:p>
      <text:p text:style-name="P114">A: へぇ、その町に何がありますか。</text:p>
      <text:p text:style-name="P114">B: その町に広い公園があります。公園でサッカーやラグビーをしてから、公園の前に有名なラーメン屋で、美味しいラーメンを食べます。</text:p>
      <text:p text:style-name="P114">A: へぇ、いいですね。日曜日は？</text:p>
      <text:p text:style-name="P114">B: 日曜日はよく十二時まで寝ます。それからゲームをします。</text:p>
      <text:p text:style-name="P114">A: へぇ、じゃあ、勉強しますか。</text:p>
      <text:p text:style-name="P114">B: はい、学生ですから勉強しますよ。学校のテストの前に勉強します。勉強してから、ゲームをします。</text:p>
      <text:p text:style-name="P114">A: いい学生ですね。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23T19:10:25.671745159</dc:date>
    <meta:editing-duration>P1DT4H13M13S</meta:editing-duration>
    <meta:editing-cycles>377</meta:editing-cycles>
    <meta:generator>LibreOffice/24.8.4.2$Linux_X86_64 LibreOffice_project/480$Build-2</meta:generator>
    <meta:document-statistic meta:table-count="0" meta:image-count="0" meta:object-count="0" meta:page-count="1" meta:paragraph-count="408" meta:word-count="9759" meta:character-count="11289" meta:non-whitespace-character-count="10938"/>
  </office:meta>
</office:document-meta>
</file>